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Rubik" svg:font-family="Rubik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3559" officeooo:paragraph-rsid="00093559"/>
    </style:style>
    <style:style style:name="P2" style:family="paragraph" style:parent-style-name="Standard">
      <style:text-properties fo:font-weight="bold" officeooo:rsid="00093559" officeooo:paragraph-rsid="00093559" style:font-weight-asian="bold" style:font-weight-complex="bold"/>
    </style:style>
    <style:style style:name="P3" style:family="paragraph" style:parent-style-name="Standard">
      <style:text-properties fo:font-weight="normal" officeooo:rsid="00093559" officeooo:paragraph-rsid="00093559" style:font-weight-asian="normal" style:font-weight-complex="normal"/>
    </style:style>
    <style:style style:name="P4" style:family="paragraph" style:parent-style-name="Standard">
      <style:text-properties fo:font-weight="normal" officeooo:rsid="00093559" officeooo:paragraph-rsid="000ac601" style:font-weight-asian="normal" style:font-weight-complex="normal"/>
    </style:style>
    <style:style style:name="P5" style:family="paragraph" style:parent-style-name="Standard">
      <style:text-properties fo:font-weight="normal" officeooo:rsid="00093f44" officeooo:paragraph-rsid="00093f44" style:font-weight-asian="normal" style:font-weight-complex="normal"/>
    </style:style>
    <style:style style:name="P6" style:family="paragraph" style:parent-style-name="Standard">
      <style:text-properties officeooo:paragraph-rsid="000ac601"/>
    </style:style>
    <style:style style:name="P7" style:family="paragraph" style:parent-style-name="Standard">
      <style:text-properties style:font-name="Liberation Serif" fo:font-weight="normal" officeooo:rsid="00093559" officeooo:paragraph-rsid="00093559" style:font-weight-asian="normal" style:font-weight-complex="normal"/>
    </style:style>
    <style:style style:name="P8" style:family="paragraph" style:parent-style-name="Standard">
      <style:text-properties style:font-name="Liberation Serif" fo:font-size="12pt" fo:font-weight="normal" officeooo:rsid="00093559" officeooo:paragraph-rsid="00093559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fo:font-size="12pt" fo:font-weight="normal" officeooo:rsid="00143fed" officeooo:paragraph-rsid="00143fed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fo:font-size="12pt" fo:font-weight="normal" officeooo:rsid="0014f40a" officeooo:paragraph-rsid="0014f40a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rsid="0014f40a" officeooo:paragraph-rsid="0016daf8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fo:font-size="12pt" fo:font-weight="normal" officeooo:rsid="0014f40a" officeooo:paragraph-rsid="0016e6c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bold" officeooo:rsid="00093559" officeooo:paragraph-rsid="00093559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erif" fo:font-size="12pt" fo:font-weight="bold" officeooo:rsid="00093559" officeooo:paragraph-rsid="00143fe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2pt" fo:font-weight="bold" officeooo:rsid="00143fed" officeooo:paragraph-rsid="00143fed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bold" officeooo:rsid="0014f40a" officeooo:paragraph-rsid="0014f40a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erif" fo:font-size="12pt" fo:font-weight="bold" officeooo:rsid="0014f40a" officeooo:paragraph-rsid="0016e6cd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bold" officeooo:rsid="0014f40a" officeooo:paragraph-rsid="001878eb" style:font-size-asian="12pt" style:font-weight-asian="bold" style:font-size-complex="12pt" style:font-weight-complex="bold"/>
    </style:style>
    <style:style style:name="P19" style:family="paragraph" style:parent-style-name="Standard">
      <style:text-properties fo:font-variant="normal" fo:text-transform="none" fo:color="#222222" style:font-name="monospace" fo:font-size="12pt" fo:letter-spacing="normal" fo:font-style="normal" fo:font-weight="bold" officeooo:paragraph-rsid="000ac601" style:font-weight-asian="bold" style:font-weight-complex="bold"/>
    </style:style>
    <style:style style:name="P20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paragraph-rsid="000ac601" style:font-weight-asian="bold" style:font-weight-complex="bold"/>
    </style:style>
    <style:style style:name="P2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0dca1b" officeooo:paragraph-rsid="000ac601" style:font-weight-asian="normal" style:font-weight-complex="normal"/>
    </style:style>
    <style:style style:name="P22" style:family="paragraph" style:parent-style-name="Text_20_body">
      <style:text-properties fo:font-weight="normal" officeooo:rsid="00093559" officeooo:paragraph-rsid="00093559" style:font-weight-asian="normal" style:font-weight-complex="normal"/>
    </style:style>
    <style:style style:name="P23" style:family="paragraph" style:parent-style-name="Text_20_body">
      <style:paragraph-properties fo:margin-left="0.0209in" fo:margin-right="0.0209in" fo:margin-top="0in" fo:margin-bottom="0in" loext:contextual-spacing="false" style:line-height-at-least="0.2083in" fo:orphans="2" fo:widows="2" fo:text-indent="0in" style:auto-text-indent="false"/>
    </style:style>
    <style:style style:name="P24" style:family="paragraph" style:parent-style-name="Preformatted_20_Text">
      <style:text-properties fo:font-weight="normal" officeooo:rsid="00093f44" officeooo:paragraph-rsid="00093f44" style:font-weight-asian="normal" style:font-weight-complex="normal"/>
    </style:style>
    <style:style style:name="P25" style:family="paragraph" style:parent-style-name="Preformatted_20_Text">
      <style:text-properties fo:font-variant="normal" fo:text-transform="none" fo:color="#222222" style:font-name="monospace" fo:font-size="12pt" fo:letter-spacing="normal" fo:font-style="normal" fo:font-weight="normal" officeooo:rsid="00093559" officeooo:paragraph-rsid="00093559" style:font-weight-asian="normal" style:font-weight-complex="normal"/>
    </style:style>
    <style:style style:name="P26" style:family="paragraph" style:parent-style-name="Preformatted_20_Text">
      <loext:graphic-properties draw:fill="solid" draw:fill-color="#f5f2f0" draw:opacity="100%"/>
      <style:paragraph-properties fo:text-align="start" style:justify-single-word="false" fo:orphans="2" fo:widows="2" fo:background-color="#f5f2f0"/>
    </style:style>
    <style:style style:name="P27" style:family="paragraph" style:parent-style-name="Preformatted_20_Text">
      <style:text-properties style:font-name="Liberation Serif" fo:font-weight="normal" officeooo:paragraph-rsid="000ac601" style:font-weight-asian="normal" style:font-weight-complex="normal"/>
    </style:style>
    <style:style style:name="P28" style:family="paragraph" style:parent-style-name="Preformatted_20_Text">
      <style:text-properties style:font-name="Liberation Serif" fo:font-weight="normal" officeooo:rsid="00093559" officeooo:paragraph-rsid="00093559" style:font-weight-asian="normal" style:font-weight-complex="normal"/>
    </style:style>
    <style:style style:name="P29" style:family="paragraph" style:parent-style-name="Preformatted_20_Text">
      <loext:graphic-properties draw:fill="solid" draw:fill-color="#f5f2f0" draw:opacity="100%"/>
      <style:paragraph-properties fo:margin-top="0in" fo:margin-bottom="0.1965in" loext:contextual-spacing="false" fo:text-align="start" style:justify-single-word="false" fo:orphans="2" fo:widows="2" fo:background-color="#f5f2f0"/>
    </style:style>
    <style:style style:name="P30" style:family="paragraph" style:parent-style-name="Preformatted_20_Text">
      <style:paragraph-properties fo:margin-top="0in" fo:margin-bottom="0.1965in" loext:contextual-spacing="false" fo:orphans="2" fo:widows="2" fo:padding="0.052in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31" style:family="paragraph" style:parent-style-name="Preformatted_20_Text">
      <style:paragraph-properties fo:orphans="2" fo:widows="2" fo:padding="0.052in" fo:border="0.06pt solid #cccccc"/>
      <style:text-properties fo:font-variant="normal" fo:text-transform="none" fo:color="#222222" style:font-name="monospace" fo:font-size="12pt" fo:letter-spacing="normal" fo:font-style="normal" fo:font-weight="normal"/>
    </style:style>
    <style:style style:name="P32" style:family="paragraph" style:parent-style-name="Standard">
      <style:text-properties style:font-name="Liberation Serif" fo:font-size="12pt" fo:font-weight="bold" officeooo:rsid="00093559" officeooo:paragraph-rsid="00093559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Liberation Serif" fo:font-size="12pt" fo:font-weight="normal" officeooo:rsid="00093559" officeooo:paragraph-rsid="00093559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paragraph-properties fo:margin-left="0in" fo:margin-right="0in" fo:margin-top="0in" fo:margin-bottom="0.1252in" loext:contextual-spacing="false" fo:orphans="2" fo:widows="2" fo:text-indent="0in" style:auto-text-indent="false"/>
      <style:text-properties fo:font-variant="normal" fo:text-transform="none" fo:color="#505050" style:font-name="Rubik" fo:font-size="12pt" fo:letter-spacing="normal" fo:font-style="normal" fo:font-weight="normal"/>
    </style:style>
    <style:style style:name="P35" style:family="paragraph" style:parent-style-name="Text_20_body" style:list-style-name="L1">
      <style:paragraph-properties fo:margin-left="0.0209in" fo:margin-right="0.0209in" fo:margin-top="0in" fo:margin-bottom="0in" loext:contextual-spacing="false" fo:orphans="2" fo:widows="2" fo:text-indent="0in" style:auto-text-indent="false"/>
    </style:style>
    <style:style style:name="P36" style:family="paragraph" style:parent-style-name="Heading_20_3">
      <style:text-properties fo:font-variant="normal" fo:text-transform="none" fo:color="#505050" style:font-name="Rubik" fo:font-size="21pt" fo:letter-spacing="normal" fo:font-style="normal" fo:font-weight="normal" officeooo:rsid="00093559" officeooo:paragraph-rsid="00093559" style:font-size-asian="12pt" style:font-weight-asian="normal" style:font-size-complex="12pt" style:font-weight-complex="normal"/>
    </style:style>
    <style:style style:name="T1" style:family="text">
      <style:text-properties officeooo:rsid="0009355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93559" style:font-weight-asian="normal" style:font-weight-complex="normal"/>
    </style:style>
    <style:style style:name="T4" style:family="text">
      <style:text-properties fo:font-weight="normal" officeooo:rsid="0014f40a" style:font-weight-asian="normal" style:font-weight-complex="normal"/>
    </style:style>
    <style:style style:name="T5" style:family="text">
      <style:text-properties fo:font-weight="normal" officeooo:rsid="0016daf8" style:font-weight-asian="normal" style:font-weight-complex="normal"/>
    </style:style>
    <style:style style:name="T6" style:family="text">
      <style:text-properties fo:font-weight="normal" officeooo:rsid="001878eb" style:font-weight-asian="normal" style:font-weight-complex="normal"/>
    </style:style>
    <style:style style:name="T7" style:family="text">
      <style:text-properties fo:font-variant="normal" fo:text-transform="none" fo:color="#222222" style:font-name="sans-serif" fo:font-size="12pt" fo:letter-spacing="normal" fo:font-style="normal"/>
    </style:style>
    <style:style style:name="T8" style:family="text">
      <style:text-properties fo:font-variant="normal" fo:text-transform="none" fo:color="#222222" style:font-name="sans-serif" fo:font-size="12pt" fo:letter-spacing="normal" fo:font-style="normal" fo:font-weight="normal"/>
    </style:style>
    <style:style style:name="T9" style:family="text">
      <style:text-properties fo:font-variant="normal" fo:text-transform="none" fo:color="#222222" style:font-name="monospace" fo:font-size="12pt" fo:letter-spacing="normal" fo:font-style="normal" fo:font-weight="normal" loext:padding-left="0.0417in" loext:padding-right="0.0417in" loext:padding-top="0.0193in" loext:padding-bottom="0.0193in" loext:border="0.06pt solid #cccccc"/>
    </style:style>
    <style:style style:name="T10" style:family="text">
      <style:text-properties fo:font-variant="normal" fo:text-transform="none" fo:color="#222222" style:font-name="monospace" fo:font-size="12pt" fo:letter-spacing="normal" fo:font-style="normal" loext:padding-left="0.0417in" loext:padding-right="0.0417in" loext:padding-top="0.0193in" loext:padding-bottom="0.0193in" loext:border="0.06pt solid #cccccc"/>
    </style:style>
    <style:style style:name="T11" style:family="text">
      <style:text-properties fo:font-variant="normal" fo:text-transform="none" fo:color="#222222" fo:letter-spacing="normal"/>
    </style:style>
    <style:style style:name="T12" style:family="text">
      <style:text-properties fo:font-variant="normal" fo:text-transform="none" fo:color="#999999" style:font-name="Consolas" fo:font-size="12pt" fo:letter-spacing="normal" fo:font-style="normal"/>
    </style:style>
    <style:style style:name="T13" style:family="text">
      <style:text-properties fo:font-variant="normal" fo:text-transform="none" fo:color="#999999" style:font-name="Consolas" fo:font-size="12pt" fo:letter-spacing="normal" fo:font-style="normal" fo:font-weight="normal"/>
    </style:style>
    <style:style style:name="T14" style:family="text">
      <style:text-properties fo:font-variant="normal" fo:text-transform="none" fo:color="#999999" style:font-name="Consolas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999999" style:font-name="Consolas" fo:font-size="12pt" fo:letter-spacing="normal" fo:font-style="normal" fo:font-weight="bold" officeooo:rsid="000dca1b" style:font-weight-asian="bold" style:font-weight-complex="bold"/>
    </style:style>
    <style:style style:name="T16" style:family="text">
      <style:text-properties fo:font-variant="normal" fo:text-transform="none" fo:color="#000000" style:font-name="Consolas" fo:font-size="12pt" fo:letter-spacing="normal" fo:font-style="normal"/>
    </style:style>
    <style:style style:name="T17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8" style:family="text">
      <style:text-properties fo:font-variant="normal" fo:text-transform="none" fo:color="#000000" style:font-name="Consolas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Consolas" fo:font-size="12pt" fo:letter-spacing="normal" fo:font-style="normal" fo:font-weight="bold" officeooo:rsid="000dca1b" style:font-weight-asian="bold" style:font-weight-complex="bold"/>
    </style:style>
    <style:style style:name="T20" style:family="text">
      <style:text-properties fo:font-variant="normal" fo:text-transform="none" fo:color="#000000" fo:letter-spacing="normal"/>
    </style:style>
    <style:style style:name="T21" style:family="text">
      <style:text-properties fo:font-variant="normal" fo:text-transform="none" fo:color="#669900" style:font-name="Consolas" fo:font-size="12pt" fo:letter-spacing="normal" fo:font-style="normal"/>
    </style:style>
    <style:style style:name="T22" style:family="text">
      <style:text-properties fo:font-variant="normal" fo:text-transform="none" fo:color="#669900" style:font-name="Consolas" fo:font-size="12pt" fo:letter-spacing="normal" fo:font-style="normal" fo:font-weight="normal"/>
    </style:style>
    <style:style style:name="T23" style:family="text">
      <style:text-properties fo:font-variant="normal" fo:text-transform="none" fo:color="#0077aa" style:font-name="Consolas" fo:font-size="12pt" fo:letter-spacing="normal" fo:font-style="normal"/>
    </style:style>
    <style:style style:name="T24" style:family="text">
      <style:text-properties fo:font-variant="normal" fo:text-transform="none" fo:color="#990055" style:font-name="Consolas" fo:font-size="12pt" fo:letter-spacing="normal" fo:font-style="normal"/>
    </style:style>
    <style:style style:name="T25" style:family="text">
      <style:text-properties fo:font-variant="normal" fo:text-transform="none" fo:color="#505050" style:font-name="Rubik" fo:font-size="12pt" fo:letter-spacing="normal" fo:font-style="normal" fo:font-weight="normal"/>
    </style:style>
    <style:style style:name="T26" style:family="text">
      <style:text-properties fo:font-variant="normal" fo:text-transform="none" fo:color="#505050" style:font-name="monospace" fo:font-size="12pt" fo:letter-spacing="normal" fo:font-style="normal" fo:font-weight="normal" fo:background-color="#f7f7f7" loext:char-shading-value="0" loext:padding-left="0.052in" loext:padding-right="0.052in" loext:padding-top="0.0193in" loext:padding-bottom="0.0193in" loext:border="0.06pt solid #dddddd"/>
    </style:style>
    <style:style style:name="T27" style:family="text">
      <style:text-properties officeooo:rsid="000ac601"/>
    </style:style>
    <style:style style:name="T28" style:family="text">
      <style:text-properties officeooo:rsid="000ca191"/>
    </style:style>
    <style:style style:name="T29" style:family="text">
      <style:text-properties officeooo:rsid="000dca1b"/>
    </style:style>
    <style:style style:name="T30" style:family="text">
      <style:text-properties officeooo:rsid="00143fed"/>
    </style:style>
    <style:style style:name="T31" style:family="text">
      <style:text-properties officeooo:rsid="0014f40a"/>
    </style:style>
    <style:style style:name="T32" style:family="text">
      <style:text-properties officeooo:rsid="0016daf8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background-color="#fff200" loext:char-shading-value="0"/>
    </style:style>
    <style:style style:name="T35" style:family="text">
      <style:text-properties officeooo:rsid="0016e6cd"/>
    </style:style>
    <style:style style:name="T36" style:family="text">
      <style:text-properties officeooo:rsid="001c7c2c"/>
    </style:style>
    <style:style style:name="T37" style:family="text">
      <style:text-properties officeooo:rsid="001e2a9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text:span text:style-name="T1">Install composer</text:span></text:p>
      <text:p text:style-name="Standard"/>
      <text:p text:style-name="P1">//we install locally using the shell cli. Need php cmd which is invalid, so we create syslink to <text:span text:style-name="T2">/opt/lampp/bin/php (where php binaries are)</text:span></text:p>
      <text:p text:style-name="P2">sudo ln -s /opt/lampp/bin/php /usr/bin/php</text:p>
      <text:p text:style-name="P2"/>
      <text:p text:style-name="P3">// make sure php works</text:p>
      <text:p text:style-name="P3">php --version</text:p>
      <text:p text:style-name="P3"/>
      <text:p text:style-name="P3">// then install </text:p>
      <text:p text:style-name="P25">php -r "copy('https://getcomposer.org/installer', 'composer-setup.php');"</text:p>
      <text:p text:style-name="P31">php -r "if (hash_file('sha384', 'composer-setup.php') === '572cb359b56ad9ae52f9c23d29d4b19a040af10d6635642e646a7caa7b96de717ce683bd797a92ce99e5929cc51e7d5f') { echo 'Installer verified'; } else { echo 'Installer corrupt'; unlink('composer-setup.php'); } echo PHP_EOL;"</text:p>
      <text:p text:style-name="P31">php composer-setup.php</text:p>
      <text:p text:style-name="P30">php -r "unlink('composer-setup.php');"</text:p>
      <text:p text:style-name="P3">// then </text:p>
      <text:p text:style-name="P22"><text:span text:style-name="T7">The installer will check a few PHP settings and then download </text:span><text:span text:style-name="Source_20_Text"><text:span text:style-name="T10">composer.phar</text:span></text:span><text:span text:style-name="T7"> to your working directory. This file is the Composer binary. It is a PHAR (PHP archive), which is an archive format for PHP which can be run on the command line, amongst other things.</text:span></text:p>
      <text:p text:style-name="P23"><text:span text:style-name="T8">Now run </text:span><text:span text:style-name="Source_20_Text"><text:span text:style-name="T9">php composer.phar</text:span></text:span><text:span text:style-name="T8"> in order to run Composer.</text:span></text:p>
      <text:p text:style-name="P3"/>
      <text:p text:style-name="P3">// ok all looks fine, now need to implement composer into the app</text:p>
      <text:p text:style-name="P5">create a composer.json file, add inside</text:p>
      <text:p text:style-name="P24"><text:span text:style-name="Source_20_Text"><text:span text:style-name="T12">{</text:span></text:span></text:p>
      <text:p text:style-name="P26"><text:span text:style-name="Source_20_Text"><text:span text:style-name="T20"><text:s text:c="4"/></text:span></text:span><text:span text:style-name="Source_20_Text"><text:span text:style-name="T22">"require"</text:span></text:span><text:span text:style-name="Source_20_Text"><text:span text:style-name="T13">:</text:span></text:span><text:span text:style-name="Source_20_Text"><text:span text:style-name="T17"> </text:span></text:span><text:span text:style-name="Source_20_Text"><text:span text:style-name="T13">{</text:span></text:span></text:p>
      <text:p text:style-name="P26"><text:span text:style-name="Source_20_Text"><text:span text:style-name="T20"><text:s text:c="8"/></text:span></text:span><text:span text:style-name="Source_20_Text"><text:span text:style-name="T22">"monolog/monolog"</text:span></text:span><text:span text:style-name="Source_20_Text"><text:span text:style-name="T13">:</text:span></text:span><text:span text:style-name="Source_20_Text"><text:span text:style-name="T17"> </text:span></text:span><text:span text:style-name="Source_20_Text"><text:span text:style-name="T22">"1.0.*"</text:span></text:span></text:p>
      <text:p text:style-name="P26"><text:span text:style-name="Source_20_Text"><text:span text:style-name="T20"><text:s text:c="4"/></text:span></text:span><text:span text:style-name="Source_20_Text"><text:span text:style-name="T13">}</text:span></text:span></text:p>
      <text:p text:style-name="P29"><text:span text:style-name="Source_20_Text"><text:span text:style-name="T13">}</text:span></text:span></text:p>
      <text:p text:style-name="P5">//run the command </text:p>
      <text:p text:style-name="P24"><text:span text:style-name="Source_20_Text"><text:span text:style-name="T18">php composer</text:span></text:span><text:span text:style-name="Source_20_Text"><text:span text:style-name="T14">.</text:span></text:span><text:span text:style-name="Source_20_Text"><text:span text:style-name="T18">phar install</text:span></text:span></text:p>
      <text:p text:style-name="P5"/>
      <text:p text:style-name="P4">// <text:span text:style-name="T27">this cmd will install all depnedeny listed in composer.lock following their version</text:span></text:p>
      <text:p text:style-name="P4">// <text:span text:style-name="T28">it means than someone already ran the precedent install command</text:span></text:p>
      <text:p text:style-name="P6"><text:span text:style-name="T3">// </text:span><text:span text:style-name="T11"> </text:span><text:span text:style-name="T8">it ensures that your project does not break because of unexpected changes in dependencies.</text:span></text:p>
      <text:p text:style-name="P19">php composer.phar install</text:p>
      <text:p text:style-name="P20"/>
      <text:p text:style-name="P21">// to update the packages </text:p>
      <text:p text:style-name="P27"><text:span text:style-name="Source_20_Text"><text:span text:style-name="T19">php composer</text:span></text:span><text:span text:style-name="Source_20_Text"><text:span text:style-name="T15">.</text:span></text:span><text:span text:style-name="Source_20_Text"><text:span text:style-name="T19">phar update</text:span></text:span></text:p>
      <text:p text:style-name="P21"/>
      <text:p text:style-name="P7">// <text:span text:style-name="T29">require the composer autoload file in the app (in the index.php or bootstrap.php)</text:span></text:p>
      <text:p text:style-name="P28"><text:span text:style-name="Source_20_Text"><text:span text:style-name="T23">require</text:span></text:span><text:span text:style-name="Source_20_Text"><text:span text:style-name="T16"> </text:span></text:span><text:span text:style-name="Source_20_Text"><text:span text:style-name="T24">__DIR__</text:span></text:span><text:span text:style-name="Source_20_Text"><text:span text:style-name="T16"> </text:span></text:span><text:span text:style-name="Source_20_Text"><text:span text:style-name="T12">.</text:span></text:span><text:span text:style-name="Source_20_Text"><text:span text:style-name="T16"> </text:span></text:span><text:span text:style-name="Source_20_Text"><text:span text:style-name="T21">'/vendor/autoload.php'</text:span></text:span><text:span text:style-name="Source_20_Text"><text:span text:style-name="T12">;</text:span></text:span></text:p>
      <text:p text:style-name="P13"/>
      <text:p text:style-name="P8"><text:soft-page-break/>// <text:span text:style-name="T30">test, package generate some UID</text:span></text:p>
      <text:p text:style-name="P13"><text:span text:style-name="T36">composer</text:span> require gpslab/base64uid</text:p>
      <text:p text:style-name="P8">// <text:span text:style-name="T30">install this use on top of the file where needed</text:span></text:p>
      <text:p text:style-name="P15">use GpsLab\Component\Base64UID\Base64UID;</text:p>
      <text:p text:style-name="P9">// <text:span text:style-name="T31">run the command</text:span></text:p>
      <text:p text:style-name="P15">$uid = Base64UID::generate(); <text:span text:style-name="T2">// </text:span><text:span text:style-name="T4">works great !!</text:span></text:p>
      <text:p text:style-name="P14"/>
      <text:p text:style-name="P8">// <text:span text:style-name="T30">test, remove package</text:span></text:p>
      <text:p text:style-name="P13"><text:span text:style-name="T37">composer</text:span> remove gpslab/base64uid</text:p>
      <text:p text:style-name="P13"/>
      <text:p text:style-name="P8">// <text:span text:style-name="T37">update packages</text:span></text:p>
      <text:h text:style-name="P36" text:outline-level="3">To update your packages</text:h>
      <text:list xml:id="list2438044978" text:style-name="L1">
        <text:list-item>
          <text:p text:style-name="P34">Navigate to the root of your git repo, where your composer.json file is.</text:p>
        </text:list-item>
        <text:list-item>
          <text:p text:style-name="P35"><text:span text:style-name="T25">Run </text:span><text:span text:style-name="Source_20_Text"><text:span text:style-name="T26">composer update</text:span></text:span><text:span text:style-name="T25"> (on your local machine) to update the required packages and re-generate a composer.lock file.</text:span></text:p>
        </text:list-item>
      </text:list>
      <text:p text:style-name="P8"/>
      <text:p text:style-name="P13"/>
      <text:p text:style-name="P16">INSTALL AS DEV-DEPENDENCY</text:p>
      <text:p text:style-name="P10">// install</text:p>
      <text:p text:style-name="P16"><text:span text:style-name="T37">composer</text:span> require --dev gpslab/base64uid</text:p>
      <text:p text:style-name="P10"/>
      <text:p text:style-name="P10">"require-dev": {</text:p>
      <text:p text:style-name="P10"><text:s text:c="8"/>"gpslab/base64uid": "^1.2"</text:p>
      <text:p text:style-name="P10"><text:s text:c="4"/>}</text:p>
      <text:p text:style-name="P10"/>
      <text:p text:style-name="P10">// remove</text:p>
      <text:p text:style-name="P16"><text:span text:style-name="T37">composer</text:span> remove --dev gpslab/base64uid</text:p>
      <text:p text:style-name="P16"/>
      <text:p text:style-name="P16">“<text:span text:style-name="T32">======================== Install in docker ============================”</text:span></text:p>
      <text:p text:style-name="P16"/>
      <text:p text:style-name="P10">root@6cfdb65b280c:/var/www/html# <text:span text:style-name="T33">php composer.phar update</text:span></text:p>
      <text:p text:style-name="P10">Loading composer repositories with package information</text:p>
      <text:p text:style-name="P10">Updating dependencies (including require-dev)</text:p>
      <text:p text:style-name="P10">Package operations: 3 installs, 0 updates, 0 removals</text:p>
      <text:p text:style-name="P10"><text:s text:c="4"/>Failed to download starkbank/ecdsa from dist: The zip extension and unzip command are both missing, skipping.</text:p>
      <text:p text:style-name="P10">Your command-line PHP is using multiple ini files. Run `php --ini` to show them.</text:p>
      <text:p text:style-name="P10"><text:s text:c="4"/>Now trying to download from source</text:p>
      <text:p text:style-name="P10"><text:s text:c="2"/>- Installing starkbank/ecdsa (0.0.4): Cloning 9369d35ed9</text:p>
      <text:p text:style-name="P10">Cloning failed using an ssh key for authentication, enter your GitHub credentials to access private repos</text:p>
      <text:p text:style-name="P10">Head to <text:span text:style-name="T34">https://github.com/settings/tokens/new?scopes=repo&amp;description=Composer+on+6cfdb65b280c+2020-09-26+0557</text:span></text:p>
      <text:p text:style-name="P10">to retrieve a token. It will be stored in "/root/.composer/auth.json" for future use by Composer.</text:p>
      <text:p text:style-name="P10">Token (hidden): </text:p>
      <text:p text:style-name="P10">Token stored successfully.</text:p>
      <text:p text:style-name="P10"/>
      <text:p text:style-name="P10"><text:s text:c="131"/></text:p>
      <text:p text:style-name="P10"><text:s text:c="2"/>[RuntimeException] <text:s text:c="110"/></text:p>
      <text:p text:style-name="P10"><text:soft-page-break/><text:s text:c="2"/>Failed to clone https://github.com/starkbank/ecdsa-php.git, git was not found, check that it is installed and in your PATH env. <text:s/></text:p>
      <text:p text:style-name="P10"><text:s text:c="131"/></text:p>
      <text:p text:style-name="P11"><text:s text:c="2"/>sh: 1: git: not found <text:s text:c="9"/></text:p>
      <text:p text:style-name="P11"/>
      <text:p text:style-name="P17"><text:span text:style-name="T2">// </text:span><text:span text:style-name="T5">need to install git </text:span><text:span text:style-name="T2"><text:s text:c="3"/></text:span></text:p>
      <text:p text:style-name="P17"><text:span text:style-name="T35">git installed from Dockerfile</text:span> <text:span text:style-name="T2"><text:s/></text:span></text:p>
      <text:p text:style-name="P12"/>
      <text:p text:style-name="P18"><text:span text:style-name="T2">// </text:span><text:span text:style-name="T6">need to install zip unzip</text:span><text:span text:style-name="T2"> <text:s/></text:span><text:s text:c="7"/></text:p>
      <text:p text:style-name="P18"><text:s text:c="83"/></text:p>
      <text:p text:style-name="P16"><text:s text:c="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Rubik" svg:font-family="Rubik, sans-serif"/>
    <style:font-face style:name="monospace" svg:font-family="monospace, monospace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2T11:29:12.146389131</meta:creation-date>
    <meta:generator>LibreOffice/6.0.7.3$Linux_X86_64 LibreOffice_project/00m0$Build-3</meta:generator>
    <dc:date>2021-06-12T05:25:31.421499310</dc:date>
    <meta:editing-duration>PT4H5M19S</meta:editing-duration>
    <meta:editing-cycles>12</meta:editing-cycles>
    <meta:document-statistic meta:table-count="0" meta:image-count="0" meta:object-count="0" meta:page-count="3" meta:paragraph-count="74" meta:word-count="477" meta:character-count="4015" meta:non-whitespace-character-count="3029"/>
  </office:meta>
</office:document-meta>
</file>